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berkeleyMono" svg:font-family="berkeleyMono, ui-monospace, SFMono-Regular, monospace"/>
  </office:font-face-decls>
  <office:automatic-styles>
    <style:style style:name="P1" style:family="paragraph" style:parent-style-name="Standard">
      <style:text-properties officeooo:paragraph-rsid="0014dc1c"/>
    </style:style>
    <style:style style:name="P2" style:family="paragraph" style:parent-style-name="Text_20_body" style:list-style-name="L1">
      <style:paragraph-properties fo:margin-left="0in" fo:margin-right="0in" fo:text-indent="0in" style:auto-text-indent="false" fo:padding="0in" fo:border="none"/>
      <style:text-properties fo:color="#c5c8c6" loext:opacity="100%" style:font-name="berkeleyMono" fo:font-size="10.5pt"/>
    </style:style>
    <style:style style:name="P3" style:family="paragraph" style:parent-style-name="Standard">
      <style:text-properties fo:font-variant="normal" fo:text-transform="none" fo:color="#c5c8c6" loext:opacity="100%" style:font-name="berkeleyMono" fo:font-size="10.5pt" fo:letter-spacing="normal" fo:font-style="normal" fo:font-weight="normal" officeooo:paragraph-rsid="0014dc1c"/>
    </style:style>
    <style:style style:name="P4" style:family="paragraph" style:parent-style-name="Standard">
      <style:text-properties fo:font-variant="normal" fo:text-transform="none" fo:color="#c5c8c6" loext:opacity="100%" style:font-name="berkeleyMono" fo:font-size="10.5pt" fo:letter-spacing="normal" fo:font-style="normal" fo:font-weight="normal" officeooo:rsid="00077e53" officeooo:paragraph-rsid="0014dc1c" style:font-name-asian="Calibri1" style:font-size-asian="18pt" style:font-name-complex="Times New Roman1" style:font-size-complex="18pt"/>
    </style:style>
    <style:style style:name="P5" style:family="paragraph" style:parent-style-name="Standard">
      <style:text-properties fo:color="#c5c8c6" loext:opacity="100%" style:font-name="Times New Roman" fo:font-weight="normal" officeooo:rsid="00077e53" officeooo:paragraph-rsid="0014dc1c" style:font-name-asian="Calibri1" style:font-name-complex="Times New Roman1"/>
    </style:style>
    <style:style style:name="P6" style:family="paragraph" style:parent-style-name="Text_20_body" style:list-style-name="L2">
      <style:paragraph-properties fo:margin-left="0in" fo:margin-right="0in" fo:text-indent="0in" style:auto-text-indent="false" fo:padding="0in" fo:border="none"/>
      <style:text-properties fo:color="#c5c8c6" loext:opacity="100%" style:font-name="Times New Roman" fo:font-size="18pt" officeooo:rsid="00077e53" style:font-name-asian="Calibri1" style:font-size-asian="18pt" style:font-name-complex="Times New Roman1" style:font-size-complex="18pt"/>
    </style:style>
    <style:style style:name="P7" style:family="paragraph" style:parent-style-name="Standard">
      <style:text-properties fo:font-variant="normal" fo:text-transform="none" fo:color="#c5c8c6" loext:opacity="100%" style:font-name="Times New Roman" fo:font-size="18pt" fo:letter-spacing="normal" fo:font-style="normal" fo:font-weight="normal" officeooo:rsid="00077e53" officeooo:paragraph-rsid="0014dc1c" style:font-name-asian="Calibri1" style:font-size-asian="18pt" style:font-name-complex="Times New Roman1" style:font-size-complex="18pt"/>
    </style:style>
    <style:style style:name="P8" style:family="paragraph" style:parent-style-name="Standard">
      <style:text-properties fo:font-variant="normal" fo:text-transform="none" fo:color="#c5c8c6" loext:opacity="100%" style:font-name="berkeleyMono" fo:font-size="16pt" fo:letter-spacing="normal" fo:font-style="normal" fo:font-weight="normal" officeooo:paragraph-rsid="0014dc1c" style:font-size-asian="16pt" style:font-size-complex="16pt"/>
    </style:style>
    <style:style style:name="P9" style:family="paragraph" style:parent-style-name="List_20_Paragraph" style:list-style-name="L3">
      <style:paragraph-properties fo:margin-top="0in" fo:margin-bottom="0.0835in" style:contextual-spacing="true" fo:line-height="115%" fo:text-align="justify" style:justify-single-word="false"/>
      <style:text-properties style:font-name="Times New Roman" officeooo:paragraph-rsid="0014dc1c" style:font-name-asian="Calibri1" style:font-name-complex="Times New Roman1"/>
    </style:style>
    <style:style style:name="P10" style:family="paragraph" style:parent-style-name="Text_20_body" style:list-style-name="L4">
      <style:paragraph-properties fo:margin-left="0in" fo:margin-right="0in" fo:margin-top="0in" fo:margin-bottom="0.0835in" style:contextual-spacing="true" fo:text-align="justify" style:justify-single-word="false" fo:text-indent="0in" style:auto-text-indent="false" fo:padding="0in" fo:border="none"/>
      <style:text-properties style:font-name="Times New Roman" fo:font-size="18pt" style:font-name-asian="Calibri1" style:font-size-asian="18pt" style:font-name-complex="Times New Roman1" style:font-size-complex="18pt"/>
    </style:style>
    <style:style style:name="P11" style:family="paragraph" style:parent-style-name="List_20_Paragraph">
      <style:paragraph-properties fo:margin-top="0in" fo:margin-bottom="0.0835in" style:contextual-spacing="true" fo:line-height="115%" fo:text-align="justify" style:justify-single-word="false"/>
      <style:text-properties style:font-name="Times New Roman" fo:font-size="18pt" officeooo:paragraph-rsid="0014dc1c" style:font-name-asian="Calibri1" style:font-size-asian="18pt" style:font-name-complex="Times New Roman1" style:font-size-complex="18pt"/>
    </style:style>
    <style:style style:name="P12" style:family="paragraph" style:parent-style-name="Text_20_body">
      <style:paragraph-properties fo:margin-top="0in" fo:margin-bottom="0.0835in" style:contextual-spacing="true" fo:line-height="115%" fo:text-align="justify" style:justify-single-word="false"/>
      <style:text-properties style:font-name="Times New Roman" fo:font-size="18pt" officeooo:paragraph-rsid="0014dc1c" style:font-name-asian="Calibri1" style:font-size-asian="18pt" style:font-name-complex="Times New Roman1" style:font-size-complex="18pt"/>
    </style:style>
    <style:style style:name="T1" style:family="text">
      <style:text-properties officeooo:rsid="0014dc1c"/>
    </style:style>
    <style:style style:name="T2" style:family="text">
      <style:text-properties fo:font-variant="normal" fo:text-transform="none" fo:color="#c5c8c6" loext:opacity="100%" style:font-name="berkeleyMono" fo:font-size="10.5pt" fo:letter-spacing="normal" fo:font-style="normal" fo:font-weight="normal"/>
    </style:style>
    <style:style style:name="T3" style:family="text">
      <style:text-properties fo:color="#c5c8c6" loext:opacity="100%" style:font-name="berkeleyMono" fo:font-size="10.5pt"/>
    </style:style>
    <style:style style:name="T4" style:family="text">
      <style:text-properties fo:font-variant="normal" fo:text-transform="none" fo:font-size="18pt" fo:letter-spacing="normal" fo:font-style="normal" style:font-size-asian="18pt" style:font-size-complex="18pt"/>
    </style:style>
    <style:style style:name="T5" style:family="text">
      <style:text-properties loext:padding="0in" loext:border="none"/>
    </style:style>
    <style:style style:name="T6" style:family="text">
      <style:text-properties style:font-name="Times New Roman" fo:font-size="18pt" style:font-name-asian="Calibri1" style:font-size-asian="18pt" style:font-name-complex="Times New Roman1" style:font-size-complex="18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D Flashing interface with RPI 5<text:line-break/></text:span><text:span text:style-name="T2">sudo apt-get install python3-rpi.gpio<text:line-break/></text:span><text:span text:style-name="T3">Place the LED on a breadboard.</text:span></text:p>
      <text:list text:style-name="L1">
        <text:list-item>
          <text:p text:style-name="P2">Connect the longer leg (anode) of the LED to a GPIO pin via a jumper wire (e.g., GPIO3 / physical pin 5).</text:p>
        </text:list-item>
        <text:list-item>
          <text:p text:style-name="P2">Connect a 220Ω resistor from the shorter leg (cathode) to the ground rail.</text:p>
        </text:list-item>
        <text:list-item>
          <text:p text:style-name="P2">Use another jumper wire to connect the ground rail or the other end of the resistor to one of the GND pins (e.g., pin 6 or 9).</text:p>
        </text:list-item>
      </text:list>
      <text:p text:style-name="P3"><text:line-break/><text:line-break/>import RPi.GPIO as GPIO</text:p>
      <text:p text:style-name="P3">import time</text:p>
      <text:p text:style-name="P3"/>
      <text:p text:style-name="P3">GPIO.setmode(GPIO.BOARD) <text:s text:c="10"/># Use physical pin numbers</text:p>
      <text:p text:style-name="P3">GPIO.setup(5, GPIO.OUT) <text:s text:c="11"/># Set GPIO pin 5 (physical) as output</text:p>
      <text:p text:style-name="P3"/>
      <text:p text:style-name="P3"># Blink LED 5 times</text:p>
      <text:p text:style-name="P3">for i in range(5):</text:p>
      <text:p text:style-name="P3"><text:s text:c="4"/>GPIO.output(5, GPIO.HIGH) <text:s text:c="5"/># LED ON</text:p>
      <text:p text:style-name="P3"><text:s text:c="4"/>time.sleep(1) <text:s text:c="17"/># Wait 1 second</text:p>
      <text:p text:style-name="P3"><text:s text:c="4"/>GPIO.output(5, GPIO.LOW) <text:s text:c="6"/># LED OFF</text:p>
      <text:p text:style-name="P3"><text:s text:c="4"/>time.sleep(1)</text:p>
      <text:p text:style-name="P3"/>
      <text:p text:style-name="P3">GPIO.cleanup() <text:s text:c="20"/># Clean up GPIO settings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4">Interfacing of two LED’s to Raspberry pi and make it ON/OFF alternatively<text:line-break/><text:line-break/></text:span>Two LEDs: Pin Wiring and Blinking</text:p>
      <text:list text:style-name="L2">
        <text:list-item>
          <text:p text:style-name="P6"><text:span text:style-name="Strong_20_Emphasis"><text:span text:style-name="T5">LED1</text:span></text:span>: Connect the positive (anode) leg to <text:span text:style-name="Strong_20_Emphasis"><text:span text:style-name="T5">physical pin 11 (GPIO17)</text:span></text:span> through a 220Ω resistor; negative (cathode) to GND (e.g., physical pin 6).</text:p>
        </text:list-item>
        <text:list-item>
          <text:p text:style-name="P6"><text:span text:style-name="Strong_20_Emphasis"><text:span text:style-name="T5">LED2</text:span></text:span>: Connect the positive (anode) leg to <text:span text:style-name="Strong_20_Emphasis"><text:span text:style-name="T5">physical pin 12 (GPIO18)</text:span></text:span> through a 220Ω resistor; negative (cathode) to GND.</text:p>
        </text:list-item>
      </text:list>
      <text:p text:style-name="P7"><text:line-break/>import RPi.GPIO as GPIO</text:p>
      <text:p text:style-name="P7">import time</text:p>
      <text:p text:style-name="P7"/>
      <text:p text:style-name="P7">LED1 = 17 <text:s/># GPIO17</text:p>
      <text:p text:style-name="P7">LED2 = 18 <text:s/># GPIO18</text:p>
      <text:p text:style-name="P7"/>
      <text:p text:style-name="P7">GPIO.setmode(GPIO.BCM)</text:p>
      <text:p text:style-name="P7">GPIO.setup(LED1, GPIO.OUT)</text:p>
      <text:p text:style-name="P7">GPIO.setup(LED2, GPIO.OUT)</text:p>
      <text:p text:style-name="P7"/>
      <text:p text:style-name="P7">try:</text:p>
      <text:p text:style-name="P7"><text:s text:c="4"/>while True:</text:p>
      <text:p text:style-name="P7"><text:s text:c="8"/>GPIO.output(LED1, 1) <text:s text:c="4"/># LED1 ON</text:p>
      <text:p text:style-name="P7"><text:s text:c="8"/>GPIO.output(LED2, 0) <text:s text:c="4"/># LED2 OFF</text:p>
      <text:p text:style-name="P7"><text:s text:c="8"/>time.sleep(1)</text:p>
      <text:p text:style-name="P7"><text:s text:c="8"/>GPIO.output(LED1, 0) <text:s text:c="4"/># LED1 OFF</text:p>
      <text:p text:style-name="P7"><text:s text:c="8"/>GPIO.output(LED2, 1) <text:s text:c="4"/># LED2 ON</text:p>
      <text:p text:style-name="P7"><text:s text:c="8"/>time.sleep(1)</text:p>
      <text:p text:style-name="P7">except KeyboardInterrupt:</text:p>
      <text:p text:style-name="P7"><text:s text:c="4"/>GPIO.cleanup()</text:p>
      <text:p text:style-name="P8"/>
      <text:list text:style-name="L3">
        <text:list-item>
          <text:p text:style-name="P9" loext:marker-style-name="T6"><text:soft-page-break/><text:span text:style-name="T7">Interfacing LED and Buzzer to Raspberry pi<text:line-break/><text:line-break/></text:span>LED and Buzzer: Pin Wiring and Blinking</text:p>
        </text:list-item>
      </text:list>
      <text:list text:style-name="L4">
        <text:list-item>
          <text:p text:style-name="P10"><text:span text:style-name="Strong_20_Emphasis"><text:span text:style-name="T5">LED</text:span></text:span>: Positive to <text:span text:style-name="Strong_20_Emphasis"><text:span text:style-name="T5">physical pin 12 (GPIO18)</text:span></text:span> through 220Ω resistor, negative to GND.</text:p>
        </text:list-item>
        <text:list-item>
          <text:p text:style-name="P10"><text:span text:style-name="Strong_20_Emphasis"><text:span text:style-name="T5">Buzzer</text:span></text:span>: Positive to <text:span text:style-name="Strong_20_Emphasis"><text:span text:style-name="T5">physical pin 16 (GPIO23)</text:span></text:span>, negative to GND (or another suitable GPIO, e.g., pin 36 for GPIO16).</text:p>
        </text:list-item>
      </text:list>
      <text:p text:style-name="P11" loext:marker-style-name="T6"><text:line-break/>import RPi.GPIO as GPIO</text:p>
      <text:p text:style-name="P11" loext:marker-style-name="T6">import time</text:p>
      <text:p text:style-name="P11" loext:marker-style-name="T6"/>
      <text:p text:style-name="P11" loext:marker-style-name="T6">GPIO.setmode(GPIO.BOARD)</text:p>
      <text:p text:style-name="P11" loext:marker-style-name="T6"/>
      <text:p text:style-name="P11" loext:marker-style-name="T6">LED = 12 <text:s text:c="7"/># Pin 12 = GPIO18</text:p>
      <text:p text:style-name="P11" loext:marker-style-name="T6">BUZZER = 16 <text:s text:c="4"/># Pin 16 = GPIO23</text:p>
      <text:p text:style-name="P11" loext:marker-style-name="T6"/>
      <text:p text:style-name="P11" loext:marker-style-name="T6">GPIO.setup(LED, GPIO.OUT)</text:p>
      <text:p text:style-name="P11" loext:marker-style-name="T6">GPIO.setup(BUZZER, GPIO.OUT)</text:p>
      <text:p text:style-name="P11" loext:marker-style-name="T6"/>
      <text:p text:style-name="P11" loext:marker-style-name="T6">try:</text:p>
      <text:p text:style-name="P11" loext:marker-style-name="T6"><text:s text:c="4"/>for i in range(5):</text:p>
      <text:p text:style-name="P11" loext:marker-style-name="T6"><text:s text:c="8"/>GPIO.output(LED, 1)</text:p>
      <text:p text:style-name="P11" loext:marker-style-name="T6"><text:s text:c="8"/>GPIO.output(BUZZER, 1)</text:p>
      <text:p text:style-name="P11" loext:marker-style-name="T6"><text:s text:c="8"/>time.sleep(1)</text:p>
      <text:p text:style-name="P11" loext:marker-style-name="T6"><text:s text:c="8"/>GPIO.output(LED, 0)</text:p>
      <text:p text:style-name="P11" loext:marker-style-name="T6"><text:s text:c="8"/>GPIO.output(BUZZER, 0)</text:p>
      <text:p text:style-name="P11" loext:marker-style-name="T6"><text:s text:c="8"/>time.sleep(1)</text:p>
      <text:p text:style-name="P11" loext:marker-style-name="T6">except KeyboardInterrupt:</text:p>
      <text:p text:style-name="P11" loext:marker-style-name="T6"><text:soft-page-break/><text:s text:c="4"/>GPIO.cleanup()</text:p>
      <text:p text:style-name="P12" loext:marker-style-name="T6">Use <text:span text:style-name="Strong_20_Emphasis"><text:span text:style-name="T5">Pin 6, Pin 9, Pin 14, Pin 20, Pin 25, Pin 30, Pin 34, or Pin 39</text:span></text:span> for GND connections.</text:p>
      <text:p text:style-name="P11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berkeleyMono" svg:font-family="berkeleyMono, ui-monospace, SFMono-Regula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fo:language="en" fo:country="U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22:02:48.137324567</meta:creation-date>
    <dc:date>2025-09-21T22:11:57.476551083</dc:date>
    <meta:editing-duration>PT9M10S</meta:editing-duration>
    <meta:editing-cycles>1</meta:editing-cycles>
    <meta:generator>LibreOffice/25.2.6.2$Linux_X86_64 LibreOffice_project/520$Build-2</meta:generator>
    <meta:document-statistic meta:table-count="0" meta:image-count="0" meta:object-count="0" meta:page-count="4" meta:paragraph-count="56" meta:word-count="360" meta:character-count="2393" meta:non-whitespace-character-count="1863"/>
  </office:meta>
</office:document-meta>
</file>